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text-properties fo:font-size="12pt" officeooo:paragraph-rsid="001d86ee" style:font-size-asian="12pt" style:font-size-complex="12pt"/>
    </style:style>
    <style:style style:name="T1" style:family="text">
      <style:text-properties fo:language="en" fo:country="US"/>
    </style:style>
    <style:style style:name="T2" style:family="text">
      <style:text-properties fo:language="en" fo:country="US" officeooo:rsid="001d86ee"/>
    </style:style>
    <style:style style:name="T3" style:family="text">
      <style:text-properties fo:language="en" fo:country="US" fo:background-color="#ffff00" loext:char-shading-value="0"/>
    </style:style>
    <style:style style:name="T4" style:family="text">
      <style:text-properties fo:language="en" fo:country="US" officeooo:rsid="001e3635" fo:background-color="#ffff00" loext:char-shading-value="0"/>
    </style:style>
    <style:style style:name="T5" style:family="text">
      <style:text-properties fo:background-color="#ffff00" loext:char-shading-value="0"/>
    </style:style>
    <style:style style:name="T6" style:family="text">
      <style:text-properties fo:background-color="#ffff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ut the flow is significantly different because the amplitude is small. Yes. So that's what I would focus on. I would also, I wouldn't make the assumption that the majority of your audience knows what a stability analysis is. I think so. So you might need to explain that, okay, you know, you're testing the stability of a periodic base flow, so you're effectively comparing the size of the snapshot from one period to the next. Yes. And I'm producing some beautiful figures and simulation results videos right now. And I find out, yes, we are 100% exact. We noticed the most unstable region is around the dim vortices. Yeah. And I can show it clearly right now. Good. That's the latest result. Great. </text:p>
      <text:p text:style-name="P2"/>
      <text:p text:style-name="P2">Do you have the video there? I haven't created any videos. I can show it slide by one step by one step. Okay. So this small structure, that is the first leading mode at time zero. So that is the phase angle is zero. But I do a clip, so I filter and ignore all the values that is smaller than 0.001. Because our mode has a value range from zero to exactly 0.002. I can show it. Let me see where. For example, here, velocity. Magnitude. Yeah, we can see the velocity magnitude is from zero to 0.002. But that doesn't matter. The magnitude doesn't matter. Our mode tells us that around which region the fluid should be unstable. Or the perturbation should increase fast. Is that right? <text:span text:style-name="T6">What it shows you is where the perturbation is the largest. Yes, where the perturbation is the largest. And the magnitude doesn't do anything. The absolute magnitude doesn't mean anything. What it shows you is the relative magnitude.</text:span> Yes. So I choose the midpoint, that is 0.001. So I put a filter to show exactly where, around which region, the perturbation magnitude is larger than 50%. That's the structure. This is the structure here. Let me choose another. Yeah, that's nice. We expect that around this region, we would expect a large Q criterion, where there is a strong vertex formation around this red region. So I do the slice of the Q criterion at the same face. Yep. This is Q criterion of the base flow? Yes, Q criterion of the base flow. And I need to do some time steps to set up. Okay. Okay, this should be good. Yeah, so the cross-section shows the Q criterion of the base flow at the same face. And if I hide the mode structure, for example, here. Yeah, so we believe that the thin vertices formation is around the left one, the left region, the straight pipe section. And we see that our mode exactly tells us where the vertices is. Yeah, that's beautiful. That's beautiful. That's really good work. Really, really good work. Yeah. I'm impressed. I mean, what's interesting is that on the other side, on the upstream side, well, actually your plane is in the middle. Oh, it's in the middle, okay. Yeah, and I found out that even though the Q criterion is very large around the inner wall of the bend, the inner mode of the bend, The Q criterion is so large, and the vorticity over there is so large, but our mode tells us the perturbation is not increasing around that area. Like, the largest perturbation increasing is around the thin vertices, not at the wall. That's an interesting thing. It is interesting, isn't it? Well, I don't know what that one means. So the largest perturbation is... That's pretty clear. I mean, it's pretty clear when you show the structure and then you turn the mode structure off, and there's two bright circles showing the<text:span text:style-name="T1"> </text:span><text:span text:style-name="T2">Dean</text:span><text:span text:style-name="T1"> </text:span>vortices. Yes. That's exactly where the mode is growing. </text:p>
      <text:p text:style-name="P2"/>
      <text:p text:style-name="P2">Yeah, and I've done the simulation of this kind of structure, and it's beautiful. Like, from a whole cycle. I can do it now. For example, I start next. So we can see the formation of the... Do this. Okay, let's go. This is the mode, how the mode... There are two separate parts. One is the left one, the main one, one is the right. And as the time goes, we can see the left one gets smaller and smaller and departed into... It is separated into the four parts. And the smaller four parts, they get together and form the thin vortices at the other end of the pipe. And this way, this process is symmetric. Okay, the thin vortices forming up. <text:span text:style-name="T5">Approximately symmetric, right? Yes. Because there's very slight variation every period.</text:span> Yes. And they're symmetric about the XY plane. The bend like that, it's symmetric in that plane. Yeah, and they're symmetric in the, I would say, half cycle. Well, almost. Yeah, almost. Because, yeah. Because we have a very low frequency. That's right. I can create this video to show that the most unstable region, or where the instability would occur, mostly is around... In the whole cycle, it's just around this red region. It's not in the bend wall, the inner bend wall, where there is the largest vorticity. Yeah. Yeah, that's right. Vorticity doesn't necessarily imply <text:soft-page-break/>growth.<text:span text:style-name="T5"> So you have to have other things. I think it's the... Something called the Reynolds Orr equation will tell you regions where you would expect to see growth</text:span>. But this is great, finally. This looks wonderful. <text:span text:style-name="T5">So, yeah, this... Basically showing this as animation would be excellent.</text:span> The other thing we were discussing was, Ben, can you take the animation of, but not now, over the whole cycle, but just separate it, like sampling once per cycle? Yes. <text:span text:style-name="T5">And can you see the slight drift of the mode at the low frequency? </text:span>Yeah. I've done eight cycles. The exact frequency is about... It will repeat every 7.53 cycles. So I did eight. I'm producing, I'm downloading the perturbation file, and to produce to 15. So we can... Because 15 is just 2 times 7.5, so we expect that the mode will exactly go back at the 15th cycle. So I'm still doing that. But I've done eight. Okay, that's great. That's great. All right. Yeah, that one will be very... <text:span text:style-name="T5">I think those two will be your key results that you want to show.</text:span> <text:span text:style-name="T5">Yes, I think so. So you'll need to spend a minute or two explaining OWC's bent pipe reciprocating flow.</text:span> <text:span text:style-name="T5">Then a minute or two describing, okay, tools, linear stability, flow case stability</text:span>. <text:span text:style-name="T5">And then, okay, all the time on these results.</text:span> Okay, this is what we've found. You can see where the mode is growing, and it's focused in these regions. Those regions correspond with these big Dean vortices that are coming from the <text:span text:style-name="T5">centripetal instability</text:span>. <text:span text:style-name="T5">And what we're finding is that it's not synchronous.</text:span> <text:span text:style-name="T5">So there's a deviation in the flow that causes a second frequency at a much lower frequency. So it repeats it over eight cycles. If we look at that over sampling once per period, we can see that the structure is slightly shifting. I think that's basically it.</text:span> <text:span text:style-name="T5">The only thing that you would add to that, I guess, is some description of what would you expect to see then. What is that predicting?</text:span> <text:span text:style-name="T5">I guess it's saying, well, what you would predict to see is that the periodic flow first loses stability to a low frequency.</text:span> <text:span text:style-name="T5">Either growth and decay, or there's some kind of slow sloshing backwards and forwards.</text:span> <text:span text:style-name="T5">And then if you wanted to describe what you will be doing next, it would be, okay, well, how does the geometry or the amplitude influence that transition or that mode? And what does it look like in the fully nonlinear case? So what if we do DNS at the conditions that are unstable? And after that, I think that sounds like a great presentation.</text:span> Yeah. And this latest simulation is done at Reynolds number 600. And we have a pair of unstable mode that has the mild player is 1.05. But as always, we've seen that even with this unstable leading mode existing, our DNS still converge to some stable results. <text:span text:style-name="T5">Yeah. I think even 1.05, you multiply 1.05, I mean, that's 5% per period. So how long is it going to take to double? Quite long, I think. It's going to be 15 cycles or something? Yes. I can't do the maths quick enough in my head.</text:span> I've done the energy, I checked it on energy, perturbation energy. It looks like it doubles every, even every 15 or 30 cycles, 30 or 15. Okay. I don't know. That's very slow. And the perturbation energy is just from, like, one, then two, then four. And, yeah. <text:span text:style-name="T5">And so if you're DNS, this is the nice thing about spectral elements, right, is that the numerical error is very small. So if you're starting at an error of 10 to the minus 9, it's going to double every 15 cycles.</text:span> <text:span text:style-name="T5">So it's going to take hundreds of cycles to go up on order of magnitude. Yes. So the growth could be extremely slow.</text:span> Yes. Extremely slow. Yeah, that's a good aspect is that we don't need to, if we are very close to the critical Reynolds number, we don't need to stabilize that unstable. Yeah. We should still work on that. Yeah, the, what was I going to say? Y<text:span text:style-name="T5">eah, so one way to investigate this would be now that you've got a nice, an idea of what the mode structure looks like. So you take that mode, the linear mode, the leading linear mode at a certain phase.</text:span> <text:span text:style-name="T5">You pick a magnitude. So remember the magnitude is, the absolute magnitude is arbitrary. Yes. But you pick one. Yeah. And a good one might be to say, all right, well let's make the magnitude such that the maximum perturbation velocity is maybe one order of magnitude smaller than the maximum base flow velocity. So if the base flow is moving at a velocity of about one, then we'll make it such that the perturbation has a magnitude of about 0.1. So that's pretty big.</text:span> <text:span text:style-name="T5">Then we'll add the perturbation to the base flow as an initial condition. Yeah. So what we should be doing is basically providing the mode that is going to grow the fastest, like directly to the DNS and letting the DNS evolve that flow. So if it's unstable, you would expect, or I would expect if it's unstable, that that would trigger the mode to grow</text:span>. <text:span text:style-name="T5">That would really push the solution away from the equilibrium or away from the fixed point.</text:span> <text:span text:style-name="T5">And it should go to do something else.</text:span> It should go to first, will it go to a period of the combination of the zero point? If the non-linearity is weak, then yes, you would</text:p>
      <text:p text:style-name="P1"><text:soft-page-break/><text:s/>expect there to be, you would expect to see the DNS oscillate at about the same frequency as the linear mode. Same frequency as the linear mode or the same frequency as the linear mode. <text:span text:style-name="T5">You're pushing with frequency one</text:span><text:span text:style-name="T3"> </text:span><text:span text:style-name="T4">on</text:span><text:span text:style-name="T3"> </text:span><text:span text:style-name="T5">two pi, so you'll still see that, obviously. But now the flow will also, like, it will modulate at the frequency of the linear mode.</text:span> Why it is not the frequency of the combination of the linear mode and the base flow, the base frequency, 0.159? Because they're measured in the same time, on the same time scale. So we would expect a DNS simulation that is oscillating at the, ah, oh, yeah, yeah, yeah, yeah, I see. It's just like what we are showing right now. Exactly. Yeah. Exactly. You'd expect to see the same thing in the DNS, <text:span text:style-name="T5">basically. But only if the non-linear effect is weak. Is weak, yeah. Which, I don't think it will be super strong. But you can never tell.</text:span> <text:span text:style-name="T5">Sometimes they do crazy things. Flows do crazy things.</text:span> <text:span text:style-name="T5">But I don't think so here.</text:span> <text:span text:style-name="T5">I think we'll have something quite similar.</text:span> Yeah, that thing I'll present tomorrow. The videos and the figures. Yeah. As I generated. <text:span text:style-name="T5">Yeah, that would be excellent. As I said, and then, you know, a slide at the end if you wanted to about, okay, where is this going? Would you make a DNS confirmation that we see or see something similar? And also the parameter study of, okay, let's vary the amplitude and potentially the geometry. </text:span>What if we run the DNS extremely long with this arbitrary, with this deliberately injected perturbation? We would see a transition to something funny? Something. After the linear combination of the two flows. So we will see another, for example, we run extremely long and the perturbation energy gets bigger and bigger, larger and larger. Then what would happen finally? Well, it can't grow forever, right? Eventually the non-linearity will begin and limit the amplitude. Yeah. And what will the non-linearity do? I don't know. Is that, will we get a periodic, quasi-periodic flow or will we get a turbulent? Yes. Randomly turbulent? <text:span text:style-name="T5">I think what you'll have is something that is quasi-periodic</text:span>. Yeah, that's the field you want. Yeah, I think what you'll have is something that is quasi-periodic, just like your perturbation animation is. And I think it will look something similar to what you're seeing anyway. I don't think it will be anything too different. It might be a little bit different in frequency, but yeah, I don't think so. Yeah. Yeah, I mean, just going back, just thinking about, you know, I'm always thinking about, okay, <text:span text:style-name="T5">where could we be criticized? What could we have missed? What could people say? And I guess one thing that they might sort of say is, oh, look, that frequency is really low.</text:span> <text:span text:style-name="T5">Maybe it's supposed to be zero. You know, maybe the frequency is trying to become, you know, it's a real, it's a mode that's actually synchronous. But I don't think that's the case, right, because the actual values of the Floquet multipliers that you calculate, the complex components aren't near zero, are they? They're quite large. So, yeah, so I think it's looking good.</text:span> <text:span text:style-name="T5">Yeah, is it good to present the evolution of the perturbation field or not necessary? Yeah, look, it's up to you. If you think you've got time, then I would show it, yeah. I found out a phenomenon here. This is the perturbation evolution. It is similar to the leading mode we get at time zero. But at time, the next same phase of the next cycle, we get. It changes a lot. It changes a lot. But, yeah, it changes a lot. And until we get, yeah, it changes quite a lot. And until we get 115, that is 15th cycle, it comes back. Almost exactly where it was, but bigger. Yeah, but bigger. Because it's growing. So what you could do is renormalize each frame to take the growth away, just to see the variation over time. </text:span>Yeah, so this actually shows the combination you mentioned. You drew last time that the two frequencies, combination of the two frequencies. Then we finally get how the perturbation will evolve with time. That's right. Okay, clear, yeah. Everything is clear. Yeah, yeah, yeah. So showing that is great. Okay, look, we're picking that this mode has its own frequency. And look, we can see it here. It's a low frequency. It's lower than the base frequency, which means that there's some decay and then growth over multiple cycles. Yeah, that's excellent. Cool. And from the perturbation, we can see that there are very small perturbation increasing around the inner band. Yeah. It's mainly just around the vortices. There's something there. Even though around the inner band, it might have separation, boundary layer separation. Yeah. I don't know if the Reynolds number is low. Is there a separation? There is no separation. Well, it depends on the curvature. Yeah. I mean, you can have separation at Reynolds number zero. If you try to push a flow around a sharp corner where there's a discontinuity in the gradient, it has to separate. Yeah. It must separate. It either separates or you break continuity. Yeah. Or break the continuum assumption. And you have to think about atomic scale change. It has to break. If there is no separation, will there <text:soft-page-break/>be a recirculation? No. Or yes? I don't think so. I think you have to have separation to get the flow to reverse to generate recirculation. From the base flow simulation, I didn't see any separation around the inner band. That could be why the perturbation is not increasing over there. Yep. Yep. Yep. Yeah, I agree. Yeah. So this is always the question, right? When we're talking about one of the parameters, we would change. We'd be, okay, what happens when the radius gets small? The curvature gets strong, the adverse pressure gradient increases, and at some point you will force a separation. Yes. Yeah, that's it. Thank you. There's lots to untangle. It's looking good. That's looking great. Everything we've discussed is there. I feel like the base sort of analysis that you need to do for every case is done now. So now it's just a matter of working through the cases, like building up the data set. Yeah. That's great. It took some time to learn how to visualize the 3D data. 2D is simple. 3D is not easy. No, it's not. And the data sets are bigger and everything takes longer. Yes. It's a pain. How's your China trip these days? It's been good, Fanrui. Look, the only thing is I'm worried about what's happening at home. My wife is home with my kids by herself, but the actual things here have been good. Everything's a bit less organized. It's been a bit of a disappointment, I guess. I think that's more about the university here than the city or the country. But yeah, otherwise everything's been good. Everybody's very friendly. The city itself is quite interesting and it's really, in a way, quite nice to be in a place where there's very little Western influence. Yeah. You get the sense here that this is a really Chinese city. Yes, two totally different city styles. That's what I mean. It's quite nice to travel and see things like that. It's been interesting, especially with the kids. If I see kids in the street, especially little kids, they just stare at me. Yeah. I'll show you when I get back. I've got some photos. I found a tiny market and we were ordering food. Of course, I can't order anything, so I'm pointing at things. I saw this little girl, she must have been maybe three years old, kind of hiding and looking. She got more and more courageous over time. She got closer and closer until she ran around behind me, so I couldn't see her. She kind of backed away just to check that I was real. I called her over and I showed her the camera on my phone. We took a photo. Once she got brave like that, the next thing I know I was standing talking to one of the other guys who I was with. She ran up again, but this time instead of hitting me, she ran up and grabbed me from my legs. It's a bit strange to feel people staring. At the same time, I never feel like people are ridiculing me or humiliating me or saying anything nasty. Especially the kids, they're just really curious. It's something different they haven't seen before. It's been good. The language has been hard, but the translating tools now are pretty good. Google Translate is pretty amazing. I'm getting braver as well. Now I can go into restaurants where I can't see anything. I can just point the camera at the menu and look at the translation and then point to the thing that I want. Let's try that. Are you able to video chat with your family every day? Yeah, I'm talking to family on Zoom. Wi-Fi network access is good? Yeah, it's not too bad. In the accommodation, every room has its own Wi-Fi router, which I think is just domestic. It's not like Eduroam at Swinburne. Even on campus, I don't really understand how it works. We weren't given accounts, but we're using the account of one of the people who works for the agent. That's something I knew once I used it in China when I was in Bachelor's. Right. Yeah, it's funny because I thought I remembered the last time I was in Beijing that I had access to Eduroam at the conference centre. I might have just made that up. It was a long time. It was over 10 years ago, 11 years ago. Who knows? But otherwise, like I said, it's been good. It's been really quite enjoyable. I've been getting quite a lot of work done on this signal processing course. This is why I wanted to do this signal processing course that I'm putting together. It's forcing me to go back to the fundamentals of Fourier transforms and signals. Now my understanding of how selective frequency damping works is much better. Now I get it. I see what they're doing now. When will you deliver the signals? Semester one. Next year? Next year. May I join? Yeah, what I'm doing is instead of doing lecture slides from the start, I'm making lecture notes. I'm basically writing like a book. I'm hoping that all of the signal</text:p>
      <text:p text:style-name="P1"><text:s/>processing part will be done hopefully by the end of the year. Because it's going to be four or five weeks on signal processing and then the first half will be on mechanical vibration. It'll be fundamentals, so a lot of it you will learn. I love fundamental things. But it's like trying to go from Fourier series to Fourier transform to discrete Fourier transform. What are we doing in MATLAB? <text:soft-page-break/>How do you sample? How do you make sure you don't alias? I've been talking about filters and that's why now I understand what SFD is doing. Because SFD is just using a filter. And it turns out it's using a very simple, the implementation that Archivik shows in their original paper. It's just a very simple first order, what's called a first order Butterworth filter. By what means do you get the knowledge about these things? Do you get it mostly from books or lectures or papers and you write it as well? So this is the first book I've been working from. There's another book that I've been using as well pretty closely. Some I've been going to papers, some I've been picking up off random things on the internet. MIT OpenCourseWare. Me too. I did the same thing. Rutgers seems to often have good math lectures. But that's the thing with this sort of topic. I thought of even working just using that book as a textbook. But it's a bit hard to follow if you don't know already. If you know what you're doing already, it's good. It's a nice reference. But if you don't, it's a bit hard. And everything has things in different forms. So it's just pulling it all back together to make some sense of how to put it in one narrative. I'm looking forward to see your chapters. Yeah, sure. Whatever I've got by the end of the year, I'll send. Because what I'm hoping to have done very soon, and I'm almost there, is the first three quarters of my signal processing parts. And that will be all the basic 1D signal processing. After that we'll be doing some short-term FFT or image processing and then right at the end some POD and DMD. But I probably won't have that ready until I've got to teach it. So that's not until the end of the semester in May. It'll probably take me that long to get it all together. But I'm hoping most of the one-dimensional, like time, measure one thing at a time. Yes. And process that signal. Most of that should be done in the next couple of weeks. So I'll send it on to everybody to have a look at and get some feedback. Thank you. You're welcome. And when I'm lecturing, you can sit through the course, but most of it will probably end up pre-recorded lectures anyway. So you can watch the pre-recorded lectures anytime you want. If I can join the group that is Sloan Bay's learning system. Yes, I'll add you to the Canvas page. I'll add you as an observer. If I can join? Yes, no problem. That was also the idea of me taking this on. It wasn't because I just love making lecture notes. It was because I've been wanting to put things together for a while to help my research students. Yes, yeah. And me too. And me too. We talked this before, the lectures you did, linear stability introduction. I used the slides times and times, and I referenced it. It's quite useful. But if you don't have enough time to take all the research students together and have a lecture or tutorial, we can read your slides every time. If you can just upload it and take notes, and we can all read them by ourselves if we need. Yes. That's a delivery. Look, I've always hoped to do it more often finally. I just never quite get around to it. But that's why I thought. That's also why I want to do POD and D&amp;D in this course, because then I have an excuse to use the time, if that makes any sense. Because I'm being paid teaching time to produce notes on POD and D&amp;D, so I do it. If it's research time, it's harder to prioritize. Everything else gets in the way. So at least this way, I can have a set of introductory notes or later exercises and everything that would be really useful for my research students as well. What I'm also hoping is that means that my understanding will be much, much better. So then when I need to explain things like not only D&amp;D but also Resolvent, that I'll be in a much better position to be able to understand and explain. And this is the thing. Going through this, what I realize is I put so much faith in other researchers. You look at that paper from Archivik, for example. It comes from KTH. It looks super complicated. Well, that must be how it is. Actually, now that I've gone through it, I can explain that in a much simpler way. Much, much simpler. I have that feeling, that sense. Every time you deliver something to me, I know everything. For example, I know the frequencies. I know the waves or the combination of the waves. I just couldn't connect it to what I was simulating with the fluid mechanics. That connection is hard. I know that concept, the mathematic concept. But what did it really do? Why is it like that, connected to fluid, especially in fluid simulation? For example, like that. I need to think it, think it, times and times. Finally, I got all clear. So it has a period after you mention something. I'll go to rethink it again and again and ask you again and again. For example, the modes, how it oscillates. What's the secondary frequency? Things of that, at the beginning, they are a kind of math. And finally, like yesterday, I just need to ask you finally some final questions. Is that right? After you say yes, I know I am now totally understand what it is. Everything is clear. It's a great feeling when it all... I <text:soft-page-break/>always have this image of like... I don't know, have you ever seen people making... What is it? I can't remember. I always have this sense of like, okay, initially everything is just kind of like swirling around and then suddenly it will like organize and the idea comes together. I take that from my... That's a direct influence from my PhD supervisor. He was a mathematician that has been working in engineering departments for 20, 30 years. But I always felt that his best skill was he could take these really complicated mathematical equations and just give me the key concept. He'd just strip away all the mathematical complexity and just say, okay, you're just comparing this and this or you're just doing it on that. And as soon as I got that, I'm like, okay, yeah, that's easy. He had this real talent of being able to explain very complicated things in a very simple way. So I try to do the same. Yes, I'll try to do it tomorrow. I believe that most people would not understand what I'm going to talk tomorrow. Yeah, they won't understand the fluid mechanics, but you might be surprised at how much they will connect. There will be people doing control and structural optimization. The ideas are all the same. The ideas are all the same. Doing very similar, like modal analysis. Modal structural analysis is basically what you're doing. It will all work. Sorry, Fannery, I'm watching time. Actually, I need to go so I can get close to my class. It's the last one I'm giving today, so I better make it on time. Thank you, Justin. All the best to your family. Yeah, no problem. Thanks very much, Fannery. I'll be back on campus on Monday anyway, so I'll see you then. See you then. Bye-bye. Best of luck tomorrow with the presentation. I hope it goes really well. Yeah, thank you. Bye-bye. All right. See you later. Bye-bye. Bye-bye. Bye-bye. Bye-bye. Bye-bye. <text:s/>Bye-bye. Bye-by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7T23:57:00.071953934</meta:creation-date>
    <dc:date>2023-12-08T05:41:06.124089955</dc:date>
    <meta:editing-duration>PT1M36S</meta:editing-duration>
    <meta:editing-cycles>2</meta:editing-cycles>
    <meta:generator>LibreOffice/7.3.7.2$Linux_X86_64 LibreOffice_project/30$Build-2</meta:generator>
    <meta:document-statistic meta:table-count="0" meta:image-count="0" meta:object-count="0" meta:page-count="6" meta:paragraph-count="5" meta:word-count="4983" meta:character-count="27276" meta:non-whitespace-character-count="22293"/>
  </office:meta>
</office:document-meta>
</file>